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1" svg:font-family="'Noto Sans Mono CJK JP'" style:font-family-generic="roman" style:font-pitch="variable"/>
    <style:font-face style:name="Noto Sans Mono CJK JP3" svg:font-family="'Noto Sans Mono CJK JP'" style:font-adornments="Regular" style:font-family-generic="roman" style:font-pitch="variable"/>
    <style:font-face style:name="Noto Sans Mono CJK JP2" svg:font-family="'Noto Sans Mono CJK JP'" style:font-family-generic="swiss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5" svg:font-family="'Noto Sans Mono CJK JP'" style:font-family-generic="system" style:font-pitch="variable"/>
    <style:font-face style:name="Noto Sans Mono CJK JP4" svg:font-family="'Noto Sans Mono CJK JP'" style:font-adornments="Regular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marker-start="Symmetric_20_Arrow" draw:marker-end="Symmetric_20_Arrow" draw:textarea-vertical-align="middle"/>
    </style:style>
    <style:style style:name="gr10" style:family="graphic" style:parent-style-name="standard">
      <style:graphic-properties draw:fill="none" draw:textarea-vertical-align="middle" draw:auto-grow-height="false" fo:min-height="7.9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4.83cm" fo:min-width="2.16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2.0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3.437cm"/>
      <style:paragraph-properties style:writing-mode="lr-tb"/>
    </style:style>
    <style:style style:name="gr15" style:family="graphic" style:parent-style-name="standard">
      <style:graphic-properties svg:stroke-width="0.081cm" draw:marker-start-width="0.313cm" draw:marker-end-width="0.313cm" draw:textarea-horizontal-align="justify" draw:textarea-vertical-align="middle" draw:auto-grow-height="false" fo:min-height="5.022cm" fo:min-width="10.995cm" fo:padding-top="0.153cm" fo:padding-bottom="0.153cm" fo:padding-left="0.278cm" fo:padding-right="0.278cm"/>
    </style:style>
    <style:style style:name="gr16" style:family="graphic" style:parent-style-name="standard">
      <style:graphic-properties svg:stroke-width="0.081cm" draw:marker-start-width="0.313cm" draw:marker-end-width="0.313cm" draw:textarea-horizontal-align="justify" draw:textarea-vertical-align="middle" draw:auto-grow-height="false" fo:min-height="4.106cm" fo:min-width="14.905cm" fo:padding-top="0.153cm" fo:padding-bottom="0.153cm" fo:padding-left="0.278cm" fo:padding-right="0.278cm"/>
    </style:style>
    <style:style style:name="gr17" style:family="graphic" style:parent-style-name="standard">
      <style:graphic-properties draw:textarea-horizontal-align="justify" draw:textarea-vertical-align="middle" draw:auto-grow-height="false" fo:min-height="3.342cm" fo:min-width="3.092cm"/>
    </style:style>
    <style:style style:name="gr18" style:family="graphic" style:parent-style-name="standard">
      <style:graphic-properties draw:textarea-horizontal-align="justify" draw:textarea-vertical-align="middle" draw:auto-grow-height="false" fo:min-height="2.984cm" fo:min-width="2.734cm"/>
    </style:style>
    <style:style style:name="gr19" style:family="graphic" style:parent-style-name="standard">
      <style:graphic-properties draw:textarea-horizontal-align="justify" draw:textarea-vertical-align="middle" draw:auto-grow-height="false" fo:min-height="2.624cm" fo:min-width="2.374cm"/>
    </style:style>
    <style:style style:name="gr20" style:family="graphic" style:parent-style-name="standard">
      <style:graphic-properties draw:textarea-horizontal-align="justify" draw:textarea-vertical-align="middle" draw:auto-grow-height="false" fo:min-height="2.265cm" fo:min-width="2.015cm"/>
    </style:style>
    <style:style style:name="gr21" style:family="graphic" style:parent-style-name="standard">
      <style:graphic-properties draw:textarea-horizontal-align="justify" draw:textarea-vertical-align="middle" draw:auto-grow-height="false" fo:min-height="1.905cm" fo:min-width="1.655cm"/>
    </style:style>
    <style:style style:name="gr22" style:family="graphic" style:parent-style-name="standard">
      <style:graphic-properties draw:textarea-horizontal-align="justify" draw:textarea-vertical-align="middle" draw:auto-grow-height="false" fo:min-height="1.547cm" fo:min-width="1.297cm"/>
    </style:style>
    <style:style style:name="gr23" style:family="graphic" style:parent-style-name="standard">
      <style:graphic-properties draw:textarea-horizontal-align="justify" draw:textarea-vertical-align="middle" draw:auto-grow-height="false" fo:min-height="1.187cm" fo:min-width="0.937cm"/>
    </style:style>
    <style:style style:name="gr24" style:family="graphic" style:parent-style-name="standard">
      <style:graphic-properties draw:textarea-horizontal-align="justify" draw:textarea-vertical-align="middle" draw:auto-grow-height="false" fo:min-height="0.827cm" fo:min-width="0.577cm"/>
    </style:style>
    <style:style style:name="gr25" style:family="graphic" style:parent-style-name="standard">
      <style:graphic-properties draw:textarea-horizontal-align="justify" draw:textarea-vertical-align="middle" draw:auto-grow-height="false" fo:min-height="0.469cm" fo:min-width="0.219cm"/>
    </style:style>
    <style:style style:name="gr26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27" style:family="graphic" style:parent-style-name="objectwithoutfill">
      <style:graphic-properties svg:stroke-width="0.106cm" draw:marker-start-width="0.35cm" draw:marker-end-width="0.35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81cm" draw:marker-start-width="0.313cm" draw:marker-end-width="0.313cm" draw:textarea-horizontal-align="justify" draw:textarea-vertical-align="middle" draw:auto-grow-height="false" fo:min-height="2.544cm" fo:min-width="8.009cm" fo:padding-top="0.153cm" fo:padding-bottom="0.153cm" fo:padding-left="0.278cm" fo:padding-right="0.27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4.44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6.352cm"/>
      <style:paragraph-properties style:writing-mode="lr-tb"/>
    </style:style>
    <style:style style:name="gr31" style:family="graphic" style:parent-style-name="objectwithoutfill">
      <style:graphic-properties draw:stroke="dash" draw:stroke-dash="Ultrafine_20_Dashed" svg:stroke-color="#333333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3.389cm"/>
      <style:paragraph-properties style:writing-mode="lr-tb"/>
    </style:style>
    <style:style style:name="gr3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4" style:family="graphic" style:parent-style-name="objectwithoutfill">
      <style:graphic-properties draw:stroke="solid" svg:stroke-width="0.106cm" draw:marker-start="Arrow_20_concave" draw:marker-start-width="0.35cm" draw:marker-end="Arrow_20_concave" draw:marker-end-width="0.35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2.11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2.75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2.54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.90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.6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text-underline-style="none"/>
    </style:style>
    <style:style style:name="P5" style:family="paragraph">
      <loext:graphic-properties draw:fill="none" draw:fill-color="#ffffff"/>
      <style:text-properties style:text-underline-style="none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1.27cm" svg:x="2.27cm" svg:y="3.54cm">
          <text:p text:style-name="P1">Oscillator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5cm" svg:height="1.191cm" svg:x="2.27cm" svg:y="4.81cm">
          <draw:text-box>
            <text:p><text:span text:style-name="T1">OscType</text:span></text:p>
            <text:p><text:span text:style-name="T1">Retrigger</text:span></text:p>
          </draw:text-box>
        </draw:frame>
        <draw:g xml:id="id2" draw:id="id2">
          <draw:custom-shape draw:style-name="gr3" draw:text-style-name="P1" draw:layer="layout" svg:width="0.762cm" svg:height="0.762cm" svg:x="6.334cm" svg:y="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6.461cm" svg:y1="4.175cm" svg:x2="6.969cm" svg:y2="4.175cm">
            <text:p/>
          </draw:line>
          <draw:line draw:style-name="gr4" draw:text-style-name="P3" draw:layer="layout" svg:x1="6.715cm" svg:y1="3.921cm" svg:x2="6.715cm" svg:y2="4.429cm">
            <text:p/>
          </draw:line>
        </draw:g>
        <draw:connector draw:style-name="gr5" draw:text-style-name="P3" draw:layer="layout" svg:x1="4.81cm" svg:y1="4.175cm" svg:x2="6.334cm" svg:y2="4.175cm" draw:start-shape="id1" draw:start-glue-point="1" draw:end-shape="id2" draw:end-glue-point="3" svg:d="M4810 4175h1524" svg:viewBox="0 0 1525 1">
          <text:p/>
        </draw:connector>
        <draw:frame draw:style-name="gr2" draw:text-style-name="P5" draw:layer="layout" svg:width="1.56cm" svg:height="0.878cm" svg:x="5.917cm" svg:y="1.265cm">
          <draw:text-box>
            <text:p text:style-name="P4"><text:span text:style-name="T2">Input</text:span></text:p>
          </draw:text-box>
        </draw:frame>
        <draw:line draw:style-name="gr5" draw:text-style-name="P3" draw:layer="layout" svg:x1="6.715cm" svg:y1="2.27cm" svg:x2="6.715cm" svg:y2="3.794cm">
          <text:p/>
        </draw:line>
        <draw:custom-shape draw:style-name="gr6" draw:text-style-name="P1" xml:id="id3" draw:id="id3" draw:layer="layout" svg:width="0.254cm" svg:height="0.254cm" svg:x="9.12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7.096cm" svg:y1="4.175cm" svg:x2="9.128cm" svg:y2="4.175cm" draw:start-shape="id2" draw:start-glue-point="1" draw:end-shape="id3" draw:end-glue-point="6" svg:d="M7096 4175h2032" svg:viewBox="0 0 2033 1">
          <text:p/>
        </draw:connector>
        <draw:custom-shape draw:style-name="gr6" draw:text-style-name="P1" xml:id="id7" draw:id="id7" draw:layer="layout" svg:width="0.254cm" svg:height="0.254cm" svg:x="9.89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0.254cm" svg:height="0.254cm" svg:x="9.89cm" svg:y="3.6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3.558cm" svg:height="0.721cm" svg:x="8.11cm" svg:y="4.851cm">
          <draw:text-box>
            <text:p><text:span text:style-name="T1">Excitation (Button)</text:span></text:p>
          </draw:text-box>
        </draw:frame>
        <draw:connector draw:style-name="gr4" draw:text-style-name="P3" draw:layer="layout" draw:type="line" svg:x1="9.382cm" svg:y1="4.175cm" svg:x2="10.017cm" svg:y2="3.921cm" draw:start-shape="id3" draw:start-glue-point="10" draw:end-shape="id4" draw:end-glue-point="8" svg:d="M9382 4175l635-254" svg:viewBox="0 0 636 255">
          <text:p/>
        </draw:connector>
        <draw:custom-shape draw:style-name="gr1" draw:text-style-name="P1" xml:id="id5" draw:id="id5" draw:layer="layout" svg:width="2.54cm" svg:height="1.27cm" svg:x="12.43cm" svg:y="2.27cm">
          <text:p text:style-name="P1">Exciter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0.144cm" svg:y1="3.794cm" svg:x2="12.43cm" svg:y2="2.905cm" draw:start-shape="id4" draw:start-glue-point="10" draw:end-shape="id5" draw:end-glue-point="3" svg:d="M10144 3794h1144v-889h1142" svg:viewBox="0 0 2287 890">
          <text:p/>
        </draw:connector>
        <draw:custom-shape draw:style-name="gr8" draw:text-style-name="P6" xml:id="id6" draw:id="id6" draw:layer="layout" svg:width="0.254cm" svg:height="0.254cm" svg:x="16.113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4.97cm" svg:y1="2.905cm" svg:x2="16.24cm" svg:y2="4.048cm" draw:start-shape="id5" draw:start-glue-point="1" draw:end-shape="id6" draw:end-glue-point="4" svg:d="M14970 2905h1270v1143" svg:viewBox="0 0 1271 1144">
          <text:p/>
        </draw:connector>
        <draw:connector draw:style-name="gr7" draw:text-style-name="P1" draw:layer="layout" draw:line-skew="-1.842cm" svg:x1="10.144cm" svg:y1="4.556cm" svg:x2="16.24cm" svg:y2="4.302cm" draw:start-shape="id7" draw:start-glue-point="10" draw:end-shape="id6" draw:end-glue-point="8" svg:d="M10144 4556h1143v260h4953v-514" svg:viewBox="0 0 6097 515">
          <text:p/>
        </draw:connector>
        <draw:custom-shape draw:style-name="gr1" draw:text-style-name="P1" xml:id="id9" draw:id="id9" draw:layer="layout" svg:width="2.54cm" svg:height="1.27cm" svg:x="20.05cm" svg:y="3.54cm">
          <text:p text:style-name="P1">Cymbal</text:p>
          <draw:enhanced-geometry svg:viewBox="0 0 21600 21600" draw:type="rectangle" draw:enhanced-path="M 0 0 L 21600 0 21600 21600 0 21600 0 0 Z N"/>
        </draw:custom-shape>
        <draw:custom-shape draw:style-name="gr8" draw:text-style-name="P6" xml:id="id8" draw:id="id8" draw:layer="layout" svg:width="0.254cm" svg:height="0.254cm" svg:x="18.01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6.367cm" svg:y1="4.175cm" svg:x2="18.018cm" svg:y2="4.175cm" draw:start-shape="id6" draw:start-glue-point="10" draw:end-shape="id8" draw:end-glue-point="6" svg:d="M16367 4175h1651" svg:viewBox="0 0 1652 1">
          <text:p/>
        </draw:connector>
        <draw:connector draw:style-name="gr5" draw:text-style-name="P3" draw:layer="layout" svg:x1="18.272cm" svg:y1="4.175cm" svg:x2="20.05cm" svg:y2="4.175cm" draw:start-shape="id8" draw:start-glue-point="10" draw:end-shape="id9" draw:end-glue-point="3" svg:d="M18272 4175h1778" svg:viewBox="0 0 1779 1">
          <text:p/>
        </draw:connector>
        <draw:custom-shape draw:style-name="gr1" draw:text-style-name="P1" xml:id="id14" draw:id="id14" draw:layer="layout" svg:width="2.54cm" svg:height="1.27cm" svg:x="20.05cm" svg:y="6.08cm">
          <text:p text:style-name="P1">Cymbal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54cm" svg:height="1.27cm" svg:x="20.05cm" svg:y="8.62cm">
          <text:p text:style-name="P1">Cymbal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54cm" svg:height="1.27cm" svg:x="20.05cm" svg:y="11.16cm">
          <text:p text:style-name="P1">Cymbal</text:p>
          <draw:enhanced-geometry svg:viewBox="0 0 21600 21600" draw:type="rectangle" draw:enhanced-path="M 0 0 L 21600 0 21600 21600 0 21600 0 0 Z N"/>
        </draw:custom-shape>
        <draw:custom-shape draw:style-name="gr8" draw:text-style-name="P6" xml:id="id13" draw:id="id13" draw:layer="layout" svg:width="0.254cm" svg:height="0.254cm" svg:x="18.01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10" draw:id="id10" draw:layer="layout" svg:width="0.254cm" svg:height="0.254cm" svg:x="18.018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18.272cm" svg:y1="9.255cm" svg:x2="20.05cm" svg:y2="9.255cm" draw:start-shape="id10" draw:start-glue-point="10" draw:end-shape="id11" draw:end-glue-point="3" svg:d="M18272 9255h1778" svg:viewBox="0 0 1779 1">
          <text:p/>
        </draw:connector>
        <draw:connector draw:style-name="gr5" draw:text-style-name="P3" draw:layer="layout" svg:x1="18.145cm" svg:y1="9.382cm" svg:x2="20.05cm" svg:y2="11.795cm" draw:start-shape="id10" draw:start-glue-point="8" draw:end-shape="id12" draw:end-glue-point="3" svg:d="M18145 9382v2413h1905" svg:viewBox="0 0 1906 2414">
          <text:p/>
        </draw:connector>
        <draw:connector draw:style-name="gr5" draw:text-style-name="P3" draw:layer="layout" svg:x1="18.272cm" svg:y1="6.715cm" svg:x2="20.05cm" svg:y2="6.715cm" draw:start-shape="id13" draw:start-glue-point="10" draw:end-shape="id14" draw:end-glue-point="3" svg:d="M18272 6715h1778" svg:viewBox="0 0 1779 1">
          <text:p/>
        </draw:connector>
        <draw:connector draw:style-name="gr7" draw:text-style-name="P1" draw:layer="layout" svg:x1="18.145cm" svg:y1="4.302cm" svg:x2="18.145cm" svg:y2="6.588cm" draw:start-shape="id8" draw:start-glue-point="8" draw:end-shape="id13" draw:end-glue-point="4" svg:d="M18145 4302v2286" svg:viewBox="0 0 1 2287">
          <text:p/>
        </draw:connector>
        <draw:connector draw:style-name="gr7" draw:text-style-name="P1" draw:layer="layout" svg:x1="18.145cm" svg:y1="6.842cm" svg:x2="18.145cm" svg:y2="9.128cm" draw:start-shape="id13" draw:start-glue-point="8" draw:end-shape="id10" draw:end-glue-point="4" svg:d="M18145 6842v2286" svg:viewBox="0 0 1 2287">
          <text:p/>
        </draw:connector>
        <draw:connector draw:style-name="gr9" draw:text-style-name="P1" draw:layer="layout" svg:x1="21.32cm" svg:y1="9.89cm" svg:x2="21.32cm" svg:y2="11.16cm" draw:start-shape="id11" draw:start-glue-point="2" draw:end-shape="id12" draw:end-glue-point="0" svg:d="M21320 9890v1270" svg:viewBox="0 0 1 1271">
          <text:p/>
        </draw:connector>
        <draw:connector draw:style-name="gr9" draw:text-style-name="P1" draw:layer="layout" svg:x1="21.32cm" svg:y1="7.35cm" svg:x2="21.32cm" svg:y2="8.62cm" draw:start-shape="id14" draw:start-glue-point="2" draw:end-shape="id11" draw:end-glue-point="0" svg:d="M21320 7350v1270" svg:viewBox="0 0 1 1271">
          <text:p/>
        </draw:connector>
        <draw:connector draw:style-name="gr9" draw:text-style-name="P1" draw:layer="layout" svg:x1="21.32cm" svg:y1="4.81cm" svg:x2="21.32cm" svg:y2="6.08cm" draw:start-shape="id9" draw:start-glue-point="2" draw:end-shape="id14" draw:end-glue-point="0" svg:d="M21320 4810v1270" svg:viewBox="0 0 1 1271">
          <text:p/>
        </draw:connector>
        <draw:frame draw:style-name="gr2" draw:text-style-name="P2" draw:layer="layout" svg:width="3.558cm" svg:height="0.721cm" svg:x="21.701cm" svg:y="5.105cm">
          <draw:text-box>
            <text:p><text:span text:style-name="T1">Collision, Distance</text:span></text:p>
          </draw:text-box>
        </draw:frame>
        <draw:frame draw:style-name="gr2" draw:text-style-name="P2" draw:layer="layout" svg:width="3.558cm" svg:height="0.721cm" svg:x="21.69cm" svg:y="7.604cm">
          <draw:text-box>
            <text:p><text:span text:style-name="T1">Collision, Distance</text:span></text:p>
          </draw:text-box>
        </draw:frame>
        <draw:frame draw:style-name="gr2" draw:text-style-name="P2" draw:layer="layout" svg:width="3.558cm" svg:height="0.721cm" svg:x="21.69cm" svg:y="10.185cm">
          <draw:text-box>
            <text:p><text:span text:style-name="T1">Collision, Distance</text:span></text:p>
          </draw:text-box>
        </draw:frame>
        <draw:g xml:id="id15" draw:id="id15">
          <draw:custom-shape draw:style-name="gr3" draw:text-style-name="P1" draw:layer="layout" svg:width="0.762cm" svg:height="0.762cm" svg:x="26.019cm" svg:y="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6.146cm" svg:y1="4.175cm" svg:x2="26.654cm" svg:y2="4.175cm">
            <text:p/>
          </draw:line>
          <draw:line draw:style-name="gr4" draw:text-style-name="P3" draw:layer="layout" svg:x1="26.4cm" svg:y1="3.921cm" svg:x2="26.4cm" svg:y2="4.429cm">
            <text:p/>
          </draw:line>
        </draw:g>
        <draw:connector draw:style-name="gr5" draw:text-style-name="P3" draw:layer="layout" svg:x1="22.59cm" svg:y1="4.175cm" svg:x2="26.019cm" svg:y2="4.175cm" draw:start-shape="id9" draw:start-glue-point="1" draw:end-shape="id15" draw:end-glue-point="3" svg:d="M22590 4175h3429" svg:viewBox="0 0 3430 1">
          <text:p/>
        </draw:connector>
        <draw:line draw:style-name="gr5" draw:text-style-name="P3" draw:layer="layout" svg:x1="26.781cm" svg:y1="4.175cm" svg:x2="28.94cm" svg:y2="4.175cm">
          <text:p/>
        </draw:line>
        <draw:frame draw:style-name="gr2" draw:text-style-name="P5" draw:layer="layout" svg:width="1.772cm" svg:height="0.878cm" svg:x="28.94cm" svg:y="3.678cm">
          <draw:text-box>
            <text:p text:style-name="P4"><text:span text:style-name="T2">Output</text:span></text:p>
          </draw:text-box>
        </draw:frame>
        <draw:frame draw:style-name="gr2" draw:text-style-name="P8" draw:layer="layout" svg:width="1.984cm" svg:height="0.878cm" svg:x="2.27cm" svg:y="13.7cm">
          <draw:text-box>
            <text:p text:style-name="P7"><text:span text:style-name="T3">Exciter</text:span></text:p>
          </draw:text-box>
        </draw:frame>
        <draw:frame draw:style-name="gr2" draw:text-style-name="P5" draw:layer="layout" svg:width="1.56cm" svg:height="0.878cm" svg:x="2.27cm" svg:y="15.108cm">
          <draw:text-box>
            <text:p text:style-name="P4"><text:span text:style-name="T2">Input</text:span></text:p>
          </draw:text-box>
        </draw:frame>
        <draw:custom-shape draw:style-name="gr1" draw:text-style-name="P1" draw:layer="layout" svg:width="2.54cm" svg:height="1.27cm" svg:x="5.572cm" svg:y="14.97cm">
          <text:p text:style-name="P1">Comb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794cm" svg:y1="15.605cm" svg:x2="5.572cm" svg:y2="15.605cm">
          <text:p/>
        </draw:line>
        <draw:custom-shape draw:style-name="gr1" draw:text-style-name="P1" draw:layer="layout" svg:width="2.54cm" svg:height="1.27cm" svg:x="11.922cm" svg:y="14.97cm">
          <text:p text:style-name="P1">Comb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112cm" svg:y1="15.605cm" svg:x2="9.382cm" svg:y2="15.605cm">
          <text:p/>
        </draw:line>
        <draw:line draw:style-name="gr5" draw:text-style-name="P3" draw:layer="layout" svg:x1="10.652cm" svg:y1="15.605cm" svg:x2="11.922cm" svg:y2="15.605cm">
          <text:p/>
        </draw:line>
        <draw:frame draw:style-name="gr2" draw:text-style-name="P9" draw:layer="layout" svg:width="1.137cm" svg:height="0.878cm" svg:x="9.509cm" svg:y="15.235cm">
          <draw:text-box>
            <text:p>...</text:p>
          </draw:text-box>
        </draw:frame>
        <draw:custom-shape draw:style-name="gr10" draw:text-style-name="P3" draw:layer="layout" svg:width="0.254cm" svg:height="8.89cm" draw:transform="rotate (1.5707963267949) translate (5.596cm 16.826cm)">
          <text:p/>
          <draw:enhanced-geometry svg:viewBox="0 0 21600 21600" draw:glue-points="21600 0 0 10800 21600 21600" draw:text-areas="6350 ?f3 21600 ?f4" draw:type="left-bracket" draw:modifiers="660.803059273423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" draw:text-style-name="P9" draw:layer="layout" svg:width="0.714cm" svg:height="0.878cm" svg:x="9.708cm" svg:y="16.826cm">
          <draw:text-box>
            <text:p>8</text:p>
          </draw:text-box>
        </draw:frame>
        <draw:line draw:style-name="gr5" draw:text-style-name="P3" draw:layer="layout" svg:x1="14.462cm" svg:y1="15.605cm" svg:x2="16.24cm" svg:y2="15.605cm">
          <text:p/>
        </draw:line>
        <draw:frame draw:style-name="gr2" draw:text-style-name="P5" draw:layer="layout" svg:width="1.772cm" svg:height="0.878cm" svg:x="16.246cm" svg:y="15.108cm">
          <draw:text-box>
            <text:p text:style-name="P4"><text:span text:style-name="T2">Output</text:span></text:p>
          </draw:text-box>
        </draw:frame>
        <draw:frame draw:style-name="gr2" draw:text-style-name="P8" draw:layer="layout" svg:width="1.349cm" svg:height="0.878cm" svg:x="2.27cm" svg:y="18.791cm">
          <draw:text-box>
            <text:p text:style-name="P7"><text:span text:style-name="T3">Comb</text:span></text:p>
          </draw:text-box>
        </draw:frame>
        <draw:frame draw:style-name="gr2" draw:text-style-name="P5" draw:layer="layout" svg:width="1.56cm" svg:height="0.878cm" svg:x="2.27cm" svg:y="20.177cm">
          <draw:text-box>
            <text:p text:style-name="P4"><text:span text:style-name="T2">Input</text:span></text:p>
          </draw:text-box>
        </draw:frame>
        <draw:custom-shape draw:style-name="gr1" draw:text-style-name="P1" xml:id="id17" draw:id="id17" draw:layer="layout" svg:width="2.54cm" svg:height="1.27cm" svg:x="7.35cm" svg:y="20.05cm">
          <text:p text:style-name="P1">Delay</text:p>
          <draw:enhanced-geometry svg:viewBox="0 0 21600 21600" draw:type="rectangle" draw:enhanced-path="M 0 0 L 21600 0 21600 21600 0 21600 0 0 Z N"/>
        </draw:custom-shape>
        <draw:custom-shape draw:style-name="gr11" draw:text-style-name="P1" xml:id="id18" draw:id="id18" draw:layer="layout" svg:width="0.762cm" svg:height="0.762cm" draw:transform="rotate (1.5707963267949) translate (8.112cm 22.97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3.794cm" svg:y1="20.685cm" svg:x2="5.191cm" svg:y2="20.685cm">
          <text:p/>
        </draw:line>
        <draw:connector draw:style-name="gr5" draw:text-style-name="P3" draw:layer="layout" svg:x1="5.826cm" svg:y1="20.685cm" svg:x2="7.35cm" svg:y2="20.685cm" draw:start-shape="id16" draw:start-glue-point="1" draw:end-shape="id17" draw:end-glue-point="3" svg:d="M5826 20685h1524" svg:viewBox="0 0 1525 1">
          <text:p/>
        </draw:connector>
        <draw:connector draw:style-name="gr5" draw:text-style-name="P3" draw:layer="layout" svg:x1="8.112cm" svg:y1="22.59cm" svg:x2="5.445cm" svg:y2="21.066cm" draw:start-shape="id18" draw:start-glue-point="4" draw:end-shape="id16" draw:end-glue-point="2" svg:d="M8112 22590h-2667v-1524" svg:viewBox="0 0 2668 1525">
          <text:p/>
        </draw:connector>
        <draw:custom-shape draw:style-name="gr8" draw:text-style-name="P6" xml:id="id19" draw:id="id19" draw:layer="layout" svg:width="0.254cm" svg:height="0.254cm" svg:x="11.03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6" draw:id="id16">
          <draw:custom-shape draw:style-name="gr3" draw:text-style-name="P1" draw:layer="layout" svg:width="0.762cm" svg:height="0.762cm" svg:x="5.064cm" svg:y="20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5.191cm" svg:y1="20.685cm" svg:x2="5.699cm" svg:y2="20.685cm">
            <text:p/>
          </draw:line>
          <draw:line draw:style-name="gr4" draw:text-style-name="P3" draw:layer="layout" svg:x1="5.445cm" svg:y1="20.431cm" svg:x2="5.445cm" svg:y2="20.939cm">
            <text:p/>
          </draw:line>
        </draw:g>
        <draw:connector draw:style-name="gr7" draw:text-style-name="P1" draw:layer="layout" svg:x1="9.89cm" svg:y1="20.685cm" svg:x2="11.033cm" svg:y2="20.685cm" draw:start-shape="id17" draw:start-glue-point="1" draw:end-shape="id19" draw:end-glue-point="6" svg:d="M9890 20685h1143" svg:viewBox="0 0 1144 1">
          <text:p/>
        </draw:connector>
        <draw:connector draw:style-name="gr7" draw:text-style-name="P1" draw:layer="layout" svg:x1="11.16cm" svg:y1="20.812cm" svg:x2="8.874cm" svg:y2="22.59cm" draw:start-shape="id19" draw:start-glue-point="8" draw:end-shape="id18" draw:end-glue-point="7" svg:d="M11160 20812v1778h-2286" svg:viewBox="0 0 2287 1779">
          <text:p/>
        </draw:connector>
        <draw:connector draw:style-name="gr5" draw:text-style-name="P3" draw:layer="layout" svg:x1="11.287cm" svg:y1="20.685cm" svg:x2="12.811cm" svg:y2="20.685cm" svg:d="M11287 20685h1524" svg:viewBox="0 0 1525 1">
          <text:p/>
        </draw:connector>
        <draw:frame draw:style-name="gr2" draw:text-style-name="P5" draw:layer="layout" svg:width="1.772cm" svg:height="0.878cm" svg:x="12.817cm" svg:y="20.304cm">
          <draw:text-box>
            <text:p text:style-name="P4"><text:span text:style-name="T2">Output</text:span></text:p>
          </draw:text-box>
        </draw:frame>
        <draw:frame draw:style-name="gr2" draw:text-style-name="P2" draw:layer="layout" svg:width="3.237cm" svg:height="0.721cm" svg:x="7.094cm" svg:y="23.012cm">
          <draw:text-box>
            <text:p><text:span text:style-name="T1">Feedback * random</text:span></text:p>
          </draw:text-box>
        </draw:frame>
        <draw:frame draw:style-name="gr2" draw:text-style-name="P2" draw:layer="layout" svg:width="2.593cm" svg:height="0.721cm" svg:x="7.297cm" svg:y="19.329cm">
          <draw:text-box>
            <text:p><text:span text:style-name="T1">Time * random</text:span></text:p>
          </draw:text-box>
        </draw:frame>
        <draw:frame draw:style-name="gr2" draw:text-style-name="P8" draw:layer="layout" svg:width="1.772cm" svg:height="0.878cm" svg:x="19.028cm" svg:y="14.022cm">
          <draw:text-box>
            <text:p text:style-name="P7"><text:span text:style-name="T3">Cymbal</text:span></text:p>
          </draw:text-box>
        </draw:frame>
        <draw:line draw:style-name="gr4" draw:text-style-name="P3" draw:layer="layout" svg:x1="22.59cm" svg:y1="6.715cm" svg:x2="25.13cm" svg:y2="6.715cm">
          <text:p/>
        </draw:line>
        <draw:line draw:style-name="gr5" draw:text-style-name="P3" draw:layer="layout" svg:x1="25.13cm" svg:y1="6.715cm" svg:x2="26.146cm" svg:y2="4.429cm">
          <text:p/>
        </draw:line>
        <draw:line draw:style-name="gr5" draw:text-style-name="P3" draw:layer="layout" svg:x1="26.4cm" svg:y1="9.255cm" svg:x2="26.4cm" svg:y2="4.556cm">
          <text:p/>
        </draw:line>
        <draw:line draw:style-name="gr5" draw:text-style-name="P3" draw:layer="layout" svg:x1="27.67cm" svg:y1="6.715cm" svg:x2="26.654cm" svg:y2="4.429cm">
          <text:p/>
        </draw:line>
        <draw:line draw:style-name="gr4" draw:text-style-name="P3" draw:layer="layout" svg:x1="22.59cm" svg:y1="9.255cm" svg:x2="26.4cm" svg:y2="9.255cm">
          <text:p/>
        </draw:line>
        <draw:line draw:style-name="gr4" draw:text-style-name="P3" draw:layer="layout" svg:x1="22.59cm" svg:y1="11.795cm" svg:x2="27.67cm" svg:y2="11.795cm">
          <text:p/>
        </draw:line>
        <draw:line draw:style-name="gr4" draw:text-style-name="P3" draw:layer="layout" svg:x1="27.67cm" svg:y1="11.795cm" svg:x2="27.67cm" svg:y2="6.715cm">
          <text:p/>
        </draw:line>
        <draw:frame draw:style-name="gr2" draw:text-style-name="P2" draw:layer="layout" svg:width="1.628cm" svg:height="0.721cm" svg:x="25.661cm" svg:y="2.819cm">
          <draw:text-box>
            <text:p><text:span text:style-name="T1">nCymbal</text:span></text:p>
          </draw:text-box>
        </draw:frame>
        <draw:custom-shape draw:style-name="gr12" draw:text-style-name="P1" draw:layer="layout" svg:width="2.667cm" svg:height="5.08cm" svg:x="21.32cm" svg:y="17.51cm">
          <text:p text:style-name="P1">1D Wave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.56cm" svg:height="0.878cm" svg:x="21.792cm" svg:y="14.97cm">
          <draw:text-box>
            <text:p text:style-name="P4"><text:span text:style-name="T2">Input</text:span></text:p>
          </draw:text-box>
        </draw:frame>
        <draw:line draw:style-name="gr5" draw:text-style-name="P3" draw:layer="layout" svg:x1="22.59cm" svg:y1="15.986cm" svg:x2="22.59cm" svg:y2="17.51cm">
          <text:p/>
        </draw:line>
        <draw:custom-shape draw:style-name="gr13" draw:text-style-name="P1" draw:layer="layout" svg:width="2.54cm" svg:height="1.016cm" svg:x="25.13cm" svg:y="17.637cm">
          <text:p text:style-name="P1">Bandpass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54cm" svg:height="1.016cm" svg:x="25.13cm" svg:y="18.907cm">
          <text:p text:style-name="P1">Bandpass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54cm" svg:height="1.016cm" svg:x="25.13cm" svg:y="21.447cm">
          <text:p text:style-name="P1">Bandpass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3.987cm" svg:y1="18.145cm" svg:x2="25.13cm" svg:y2="18.145cm">
          <text:p/>
        </draw:line>
        <draw:line draw:style-name="gr5" draw:text-style-name="P3" draw:layer="layout" svg:x1="23.987cm" svg:y1="19.415cm" svg:x2="25.13cm" svg:y2="19.415cm">
          <text:p/>
        </draw:line>
        <draw:line draw:style-name="gr5" draw:text-style-name="P3" draw:layer="layout" svg:x1="23.987cm" svg:y1="21.955cm" svg:x2="25.13cm" svg:y2="21.955cm">
          <text:p/>
        </draw:line>
        <draw:custom-shape draw:style-name="gr14" draw:text-style-name="P1" draw:layer="layout" svg:width="3.937cm" svg:height="1.016cm" svg:x="28.813cm" svg:y="17.637cm">
          <text:p text:style-name="P1">Karplus-Strong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7.67cm" svg:y1="18.145cm" svg:x2="28.813cm" svg:y2="18.145cm">
          <text:p/>
        </draw:line>
        <draw:line draw:style-name="gr5" draw:text-style-name="P3" draw:layer="layout" svg:x1="27.67cm" svg:y1="19.415cm" svg:x2="28.813cm" svg:y2="19.415cm">
          <text:p/>
        </draw:line>
        <draw:line draw:style-name="gr5" draw:text-style-name="P3" draw:layer="layout" svg:x1="27.67cm" svg:y1="21.955cm" svg:x2="28.813cm" svg:y2="21.955cm">
          <text:p/>
        </draw:line>
        <draw:custom-shape draw:style-name="gr14" draw:text-style-name="P1" draw:layer="layout" svg:width="3.937cm" svg:height="1.016cm" svg:x="28.813cm" svg:y="18.907cm">
          <text:p text:style-name="P1">Karplus-Strong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937cm" svg:height="1.016cm" svg:x="28.813cm" svg:y="21.447cm">
          <text:p text:style-name="P1">Karplus-Strong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762cm" svg:height="0.762cm" svg:x="35.544cm" svg:y="1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35.671cm" svg:y1="18.145cm" svg:x2="36.179cm" svg:y2="18.145cm">
            <text:p/>
          </draw:line>
          <draw:line draw:style-name="gr4" draw:text-style-name="P3" draw:layer="layout" svg:x1="35.925cm" svg:y1="17.891cm" svg:x2="35.925cm" svg:y2="18.399cm">
            <text:p/>
          </draw:line>
        </draw:g>
        <draw:line draw:style-name="gr5" draw:text-style-name="P3" draw:layer="layout" svg:x1="35.925cm" svg:y1="21.955cm" svg:x2="35.925cm" svg:y2="18.526cm">
          <text:p/>
        </draw:line>
        <draw:line draw:style-name="gr5" draw:text-style-name="P3" draw:layer="layout" svg:x1="34.655cm" svg:y1="19.415cm" svg:x2="35.671cm" svg:y2="18.399cm">
          <text:p/>
        </draw:line>
        <draw:line draw:style-name="gr5" draw:text-style-name="P3" draw:layer="layout" svg:x1="32.75cm" svg:y1="18.145cm" svg:x2="35.544cm" svg:y2="18.145cm">
          <text:p/>
        </draw:line>
        <draw:line draw:style-name="gr4" draw:text-style-name="P3" draw:layer="layout" svg:x1="32.75cm" svg:y1="19.415cm" svg:x2="34.655cm" svg:y2="19.415cm">
          <text:p/>
        </draw:line>
        <draw:line draw:style-name="gr4" draw:text-style-name="P3" draw:layer="layout" svg:x1="32.75cm" svg:y1="21.955cm" svg:x2="35.925cm" svg:y2="21.955cm">
          <text:p/>
        </draw:line>
        <draw:custom-shape draw:style-name="gr8" draw:text-style-name="P6" draw:layer="layout" svg:width="0.254cm" svg:height="0.254cm" svg:x="34.147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33.639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33.131cm" svg:y="21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33.258cm" svg:y1="21.955cm" svg:x2="33.258cm" svg:y2="23.098cm">
          <text:p/>
        </draw:line>
        <draw:line draw:style-name="gr4" draw:text-style-name="P3" draw:layer="layout" svg:x1="33.766cm" svg:y1="19.415cm" svg:x2="33.766cm" svg:y2="23.606cm">
          <text:p/>
        </draw:line>
        <draw:line draw:style-name="gr4" draw:text-style-name="P3" draw:layer="layout" svg:x1="34.274cm" svg:y1="18.145cm" svg:x2="34.274cm" svg:y2="24.114cm">
          <text:p/>
        </draw:line>
        <draw:line draw:style-name="gr4" draw:text-style-name="P3" draw:layer="layout" svg:x1="33.258cm" svg:y1="23.098cm" svg:x2="20.05cm" svg:y2="23.098cm">
          <text:p/>
        </draw:line>
        <draw:line draw:style-name="gr4" draw:text-style-name="P3" draw:layer="layout" svg:x1="33.766cm" svg:y1="23.606cm" svg:x2="19.542cm" svg:y2="23.606cm">
          <text:p/>
        </draw:line>
        <draw:line draw:style-name="gr4" draw:text-style-name="P3" draw:layer="layout" svg:x1="34.274cm" svg:y1="24.114cm" svg:x2="19.034cm" svg:y2="24.114cm">
          <text:p/>
        </draw:line>
        <draw:line draw:style-name="gr4" draw:text-style-name="P3" draw:layer="layout" svg:x1="19.034cm" svg:y1="24.114cm" svg:x2="19.034cm" svg:y2="18.018cm">
          <text:p/>
        </draw:line>
        <draw:line draw:style-name="gr4" draw:text-style-name="P3" draw:layer="layout" svg:x1="19.542cm" svg:y1="23.606cm" svg:x2="19.542cm" svg:y2="19.415cm">
          <text:p/>
        </draw:line>
        <draw:line draw:style-name="gr4" draw:text-style-name="P3" draw:layer="layout" svg:x1="20.05cm" svg:y1="23.098cm" svg:x2="20.05cm" svg:y2="21.955cm">
          <text:p/>
        </draw:line>
        <draw:line draw:style-name="gr5" draw:text-style-name="P3" draw:layer="layout" svg:x1="19.034cm" svg:y1="18.018cm" svg:x2="21.32cm" svg:y2="18.018cm">
          <text:p/>
        </draw:line>
        <draw:line draw:style-name="gr5" draw:text-style-name="P3" draw:layer="layout" svg:x1="20.05cm" svg:y1="21.955cm" svg:x2="21.32cm" svg:y2="21.955cm">
          <text:p/>
        </draw:line>
        <draw:line draw:style-name="gr5" draw:text-style-name="P3" draw:layer="layout" svg:x1="19.542cm" svg:y1="19.415cm" svg:x2="21.32cm" svg:y2="19.415cm">
          <text:p/>
        </draw:line>
        <draw:line draw:style-name="gr5" draw:text-style-name="P3" draw:layer="layout" svg:x1="36.306cm" svg:y1="18.145cm" svg:x2="37.83cm" svg:y2="18.145cm">
          <text:p/>
        </draw:line>
        <draw:frame draw:style-name="gr2" draw:text-style-name="P9" draw:layer="layout" svg:width="1.772cm" svg:height="0.878cm" svg:x="37.83cm" svg:y="17.637cm">
          <draw:text-box>
            <text:p>Output</text:p>
          </draw:text-box>
        </draw:frame>
        <draw:frame draw:style-name="gr2" draw:text-style-name="P11" draw:layer="layout" svg:width="0.879cm" svg:height="1.191cm" svg:x="26cm" svg:y="20.009cm">
          <draw:text-box>
            <text:p text:style-name="P10"><text:span text:style-name="T4">⋮</text:span></text:p>
          </draw:text-box>
        </draw:frame>
        <draw:frame draw:style-name="gr2" draw:text-style-name="P11" draw:layer="layout" svg:width="0.879cm" svg:height="1.191cm" svg:x="30.321cm" svg:y="20.009cm">
          <draw:text-box>
            <text:p text:style-name="P10"><text:span text:style-name="T4">⋮</text:span></text:p>
          </draw:text-box>
        </draw:frame>
        <draw:frame draw:style-name="gr2" draw:text-style-name="P11" draw:layer="layout" svg:width="0.879cm" svg:height="1.191cm" svg:x="20.1cm" svg:y="20.009cm">
          <draw:text-box>
            <text:p text:style-name="P10"><text:span text:style-name="T4">⋮</text:span></text:p>
          </draw:text-box>
        </draw:frame>
        <draw:frame draw:style-name="gr2" draw:text-style-name="P9" draw:layer="layout" svg:width="20.001cm" svg:height="0.878cm" svg:x="18.199cm" svg:y="24.722cm">
          <draw:text-box>
            <text:p>Note: This is just an overview. It’s not the exact representation of what’s happening inside.</text:p>
          </draw:text-box>
        </draw:frame>
        <draw:frame draw:style-name="gr2" draw:text-style-name="P2" draw:layer="layout" svg:width="2.915cm" svg:height="0.721cm" svg:x="25cm" svg:y="16.879cm">
          <draw:text-box>
            <text:p><text:span text:style-name="T1">MinHz, MaxHz, Q</text:span></text:p>
          </draw:text-box>
        </draw:frame>
        <draw:frame draw:style-name="gr2" draw:text-style-name="P2" draw:layer="layout" svg:width="3.558cm" svg:height="0.721cm" svg:x="28.785cm" svg:y="16.879cm">
          <draw:text-box>
            <text:p><text:span text:style-name="T1">MinHz, MaxHz, Decay</text:span></text:p>
          </draw:text-box>
        </draw:frame>
        <draw:frame draw:style-name="gr2" draw:text-style-name="P2" draw:layer="layout" svg:width="2.593cm" svg:height="1.661cm" svg:x="19.4cm" svg:y="15.8cm">
          <draw:text-box>
            <text:p><text:span text:style-name="T1">Damping</text:span></text:p>
            <text:p><text:span text:style-name="T1">PulsePosition</text:span></text:p>
            <text:p><text:span text:style-name="T1">PulseWIdth</text:span></text:p>
          </draw:text-box>
        </draw:frame>
        <draw:frame draw:style-name="gr2" draw:text-style-name="P2" draw:layer="layout" svg:width="1.628cm" svg:height="0.721cm" svg:x="27.472cm" svg:y="20.279cm">
          <draw:text-box>
            <text:p><text:span text:style-name="T1">nString</text:span></text:p>
          </draw:text-box>
        </draw:frame>
      </draw:page>
      <draw:page draw:name="page2" draw:style-name="dp1" draw:master-page-name="Default">
        <draw:custom-shape draw:style-name="gr15" draw:text-style-name="P1" draw:layer="layout" svg:width="12.065cm" svg:height="5.842cm" svg:x="1.127cm" svg:y="6.9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5.875cm" svg:height="4.826cm" svg:x="1.127cm" svg:y="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5.08cm" svg:height="5.08cm" svg:x="6.08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4.572cm" svg:height="4.572cm" svg:x="6.334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064cm" svg:height="4.064cm" svg:x="6.58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3.555cm" svg:height="3.555cm" svg:x="6.842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3.047cm" svg:height="3.047cm" svg:x="7.097cm" svg:y="8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2.539cm" svg:height="2.539cm" svg:x="7.351cm" svg:y="8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031cm" svg:height="2.031cm" svg:x="7.605cm" svg:y="8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523cm" svg:height="1.523cm" svg:x="7.859cm" svg:y="9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1.015cm" svg:height="1.015cm" svg:x="8.113cm" svg:y="9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08cm" svg:height="0.508cm" svg:x="8.366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11.541cm" svg:y1="9.89cm" svg:x2="8.62cm" svg:y2="9.89cm">
          <text:p/>
        </draw:line>
        <draw:g>
          <draw:custom-shape draw:style-name="gr28" draw:text-style-name="P1" draw:layer="layout" svg:width="8.509cm" svg:height="2.794cm" svg:x="1.127cm" svg:y="13.31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0.508cm" svg:height="0.508cm" svg:x="1.635cm" svg:y="15.0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9" draw:layer="layout" svg:width="4.947cm" svg:height="0.878cm" svg:x="2.53cm" svg:y="14.867cm">
            <draw:text-box>
              <text:p>Karplus-Strong String</text:p>
            </draw:text-box>
          </draw:frame>
          <draw:line draw:style-name="gr27" draw:text-style-name="P3" draw:layer="layout" svg:x1="1.508cm" svg:y1="14.208cm" svg:x2="2.27cm" svg:y2="14.208cm">
            <text:p/>
          </draw:line>
          <draw:frame draw:style-name="gr30" draw:text-style-name="P9" draw:layer="layout" svg:width="6.852cm" svg:height="0.878cm" svg:x="2.53cm" svg:y="13.7cm">
            <draw:text-box>
              <text:p>Pickup with 1D Wave Simulation</text:p>
            </draw:text-box>
          </draw:frame>
        </draw:g>
        <draw:line draw:style-name="gr31" draw:text-style-name="P3" draw:layer="layout" svg:x1="13.7cm" svg:y1="4.81cm" svg:x2="11.542cm" svg:y2="9.89cm">
          <text:p/>
        </draw:line>
        <draw:line draw:style-name="gr31" draw:text-style-name="P3" draw:layer="layout" svg:x1="4.81cm" svg:y1="4.81cm" svg:x2="8.62cm" svg:y2="9.89cm">
          <text:p/>
        </draw:line>
        <draw:frame draw:style-name="gr32" draw:text-style-name="P9" draw:layer="layout" svg:width="3.889cm" svg:height="0.878cm" svg:x="1.508cm" svg:y="9.509cm">
          <draw:text-box>
            <text:p>WaveCymbal Model</text:p>
          </draw:text-box>
        </draw:frame>
        <draw:line draw:style-name="gr33" draw:text-style-name="P3" draw:layer="layout" svg:x1="9.89cm" svg:y1="3.159cm" svg:x2="9.89cm" svg:y2="4.81cm">
          <text:p/>
        </draw:line>
        <draw:path draw:style-name="gr34" draw:text-style-name="P3" draw:layer="layout" svg:width="8.889cm" svg:height="0.761cm" svg:x="4.81cm" svg:y="4.81cm" svg:viewBox="0 0 8890 762" svg:d="M0 0c3937 0 4191 0 4699 381 254 254 254 381 381 381s127 0 381-381 889-381 3429-381">
          <text:p/>
        </draw:path>
        <draw:frame draw:style-name="gr35" draw:text-style-name="P9" draw:layer="layout" svg:width="2.619cm" svg:height="0.878cm" svg:x="8.668cm" svg:y="2.27cm">
          <draw:text-box>
            <text:p>Excitation</text:p>
          </draw:text-box>
        </draw:frame>
        <draw:frame draw:style-name="gr36" draw:text-style-name="P9" draw:layer="layout" svg:width="3.254cm" svg:height="0.878cm" svg:x="1.381cm" svg:y="4.302cm">
          <draw:text-box>
            <text:p>Wrap to Right</text:p>
          </draw:text-box>
        </draw:frame>
        <draw:frame draw:style-name="gr37" draw:text-style-name="P9" draw:layer="layout" svg:width="3.042cm" svg:height="0.878cm" svg:x="13.833cm" svg:y="4.302cm">
          <draw:text-box>
            <text:p>Wrap to Left</text:p>
          </draw:text-box>
        </draw:frame>
        <draw:frame draw:style-name="gr38" draw:text-style-name="P12" draw:layer="layout" svg:width="2.407cm" svg:height="0.878cm" svg:x="1.635cm" svg:y="2.016cm">
          <draw:text-box>
            <text:p><text:span text:style-name="T5">Side View</text:span></text:p>
          </draw:text-box>
        </draw:frame>
        <draw:frame draw:style-name="gr39" draw:text-style-name="P12" draw:layer="layout" svg:width="2.195cm" svg:height="0.878cm" svg:x="1.641cm" svg:y="7.477cm">
          <draw:text-box>
            <text:p><text:span text:style-name="T5">Top View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1" svg:font-family="'Noto Sans Mono CJK JP'" style:font-family-generic="roman" style:font-pitch="variable"/>
    <style:font-face style:name="Noto Sans Mono CJK JP3" svg:font-family="'Noto Sans Mono CJK JP'" style:font-adornments="Regular" style:font-family-generic="roman" style:font-pitch="variable"/>
    <style:font-face style:name="Noto Sans Mono CJK JP2" svg:font-family="'Noto Sans Mono CJK JP'" style:font-family-generic="swiss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5" svg:font-family="'Noto Sans Mono CJK JP'" style:font-family-generic="system" style:font-pitch="variable"/>
    <style:font-face style:name="Noto Sans Mono CJK JP4" svg:font-family="'Noto Sans Mono CJK JP'" style:font-adornments="Regular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Mono CJK JP Regular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2" fo:font-family="'Noto Sans Mono CJK JP'" style:font-family-generic="swiss" style:font-pitch="variable" fo:font-size="12pt" style:font-name-asian="Noto Sans Mono CJK JP2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" fo:font-family="'Noto Sans Mono CJK JP'" style:font-style-name="Regular" style:font-family-generic="swiss" style:font-pitch="variable" fo:font-size="12pt" style:font-name-asian="Noto Sans Mono CJK JP2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hidden="true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color="#000000"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28T09:54:28.972140590</meta:creation-date>
    <meta:editing-duration>PT2H23M35S</meta:editing-duration>
    <meta:editing-cycles>121</meta:editing-cycles>
    <meta:generator>LibreOffice/6.3.4.2$Windows_X86_64 LibreOffice_project/60da17e045e08f1793c57c00ba83cdfce946d0aa</meta:generator>
    <dc:title>A4_Landscape</dc:title>
    <dc:date>2020-01-08T12:14:44.298000000</dc:date>
    <meta:document-statistic meta:object-count="164"/>
    <meta:template xlink:type="simple" xlink:actuate="onRequest" xlink:title="A4_Landscape" xlink:href="../../Templates/A4_Landscape.otg" meta:date="2019-10-28T09:54:26.194281326"/>
  </office:meta>
</office:document-meta>
</file>